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subtitle">
      <style:graphic-properties draw:fill-color="#ffffff" fo:min-height="17.935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59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title">
      <style:graphic-properties draw:auto-grow-height="true" fo:min-height="3.50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54pt" style:font-size-asian="54pt" style:font-size-complex="5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SameBricks</text:span></text:p>
            <text:p text:style-name="P1"><text:span text:style-name="T1"/></text:p>
            <text:p text:style-name="P1"><text:span text:style-name="T2">A same game cl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How to play</text:p>
          </draw:text-box>
        </draw:frame>
        <draw:frame presentation:style-name="pr4" draw:layer="layout" svg:width="25.199cm" svg:height="14.621cm" svg:x="1.4cm" svg:y="4.914cm" presentation:class="outline" presentation:user-transformed="true">
          <draw:text-box>
            <text:list text:style-name="L2">
              <text:list-item>
                <text:p>Click on two or more bricks of the same color to remove them from the stage</text:p>
                <text:p/>
              </text:list-item>
              <text:list-item>
                <text:p>Try to strategically remove all the bricks of one color to be able to remove more of another color</text:p>
                <text:p/>
              </text:list-item>
              <text:list-item>
                <text:p>Try to strategically remove as many bricks as possible by always making sure there are more moves possi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6" draw:layer="layout" svg:width="25.199cm" svg:height="3.506cm" svg:x="1.4cm" svg:y="0.837cm" presentation:class="title">
          <draw:text-box>
            <text:p>The aim of the gam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lear as many bricks as possible</text:p>
                <text:p/>
              </text:list-item>
              <text:list-item>
                <text:p>Get as many points as possible</text:p>
                <text:p/>
              </text:list-item>
              <text:list-item>
                <text:p>Be careful not to run out of possible moves before reaching the goal number of bric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Finding matches</text:p>
          </draw:text-box>
        </draw:frame>
        <draw:frame presentation:style-name="pr4" draw:layer="layout" svg:width="25.199cm" svg:height="15.621cm" svg:x="1.4cm" svg:y="4.914cm" presentation:class="outline" presentation:user-transformed="true">
          <draw:text-box>
            <text:list text:style-name="L2">
              <text:list-item>
                <text:p>All bricks have row, column and color properties</text:p>
                <text:p/>
              </text:list-item>
              <text:list-item>
                <text:p>All the bricks are stored in one big array</text:p>
                <text:p/>
              </text:list-item>
              <text:list-item>
                <text:p>This makes it easy to detect matches in all directions from the brick that was clicked</text:p>
                <text:p/>
              </text:list-item>
              <text:list-item>
                <text:p>The match finding is recursive because the game needs to check all matches for more mat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cores are based on the number of bricks cleared at once</text:p>
                <text:p/>
              </text:list-item>
              <text:list-item>
                <text:p>2 bricks cleared give 4 points, 3 give 9 points etc.</text:p>
                <text:p/>
              </text:list-item>
              <text:list-item>
                <text:p>For removing 10 bricks or more, the score is doubled so 10 bricks would give 200 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32">
        <draw:frame presentation:style-name="pr1" draw:text-style-name="P3" draw:layer="layout" svg:width="25.199cm" svg:height="17.935cm" svg:x="1.4cm" svg:y="0.837cm" presentation:class="subtitle">
          <draw:text-box>
            <text:p text:style-name="P3"><text:span text:style-name="T3">Dem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grey" style:page-layout-name="PM1" draw:style-name="Mdp1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dc:title>Blue and Grey</dc:title>
    <dc:description>Presentation Layout Template</dc:description>
    <meta:creation-date>2011-06-23T11:45:49</meta:creation-date>
    <dc:language>en-US</dc:language>
    <meta:editing-cycles>2</meta:editing-cycles>
    <meta:editing-duration>PT15M2S</meta:editing-duration>
    <meta:initial-creator>Shannen Sekaya</meta:initial-creator>
    <dc:date>2011-06-23T13:47:55</dc:date>
    <dc:creator>Shannen Sekaya</dc:creator>
    <meta:document-statistic meta:object-count="46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../../../Applications/OpenOffice.org.app/Contents/basis-link/share/template/en-US/layout/lyt-bluegrey.otp"/>
  </office:meta>
</office:document-meta>
</file>